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b5103" officeooo:paragraph-rsid="001b510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5103" officeooo:paragraph-rsid="001b5103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A-3 Team Report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3:00:53.096000000</meta:creation-date>
    <dc:date>2015-03-31T13:02:38.851000000</dc:date>
    <meta:editing-duration>PT1M46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4.3.2.2$Windows_x86 LibreOffice_project/edfb5295ba211bd31ad47d0bad0118690f76407d</meta:generator>
  </office:meta>
</office:document-meta>
</file>